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20FCCCD774CB14DBDA0.png" manifest:media-type="image/png"/>
  <manifest:file-entry manifest:full-path="Pictures/10000001000003090000020FB66F9F842AD0DB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265cm" svg:y="-0.397cm" svg:width="17cm" svg:height="11.529cm" draw:z-index="0"><draw:image xlink:href="Pictures/10000001000003090000020FB66F9F842AD0DB17.png" xlink:type="simple" xlink:show="embed" xlink:actuate="onLoad" draw:mime-type="image/png"/></draw:frame><draw:frame draw:style-name="fr1" draw:name="Image2" text:anchor-type="char" svg:x="0.344cm" svg:y="11.853cm" svg:width="17cm" svg:height="11.529cm" draw:z-index="1"><draw:image xlink:href="Pictures/10000001000003090000020FCCCD774CB14DBDA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09:40:46.972465731</meta:creation-date>
    <dc:date>2023-09-21T09:49:46.138048106</dc:date>
    <meta:editing-duration>PT8M5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